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9728" calcext:value-type="float">
            <text:p>19.15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5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78728" calcext:value-type="float">
            <text:p>18.77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14" calcext:value-type="float">
            <text:p>18.82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6472" calcext:value-type="float">
            <text:p>19.01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2568" calcext:value-type="float">
            <text:p>19.02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5616" calcext:value-type="float">
            <text:p>19.02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1712" calcext:value-type="float">
            <text:p>19.03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808" calcext:value-type="float">
            <text:p>19.03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0856" calcext:value-type="float">
            <text:p>19.04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3904" calcext:value-type="float">
            <text:p>19.04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3048" calcext:value-type="float">
            <text:p>19.05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6096" calcext:value-type="float">
            <text:p>19.05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952" calcext:value-type="float">
            <text:p>19.0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2944" calcext:value-type="float">
            <text:p>18.98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7328" calcext:value-type="float">
            <text:p>19.00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0376" calcext:value-type="float">
            <text:p>19.01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428" calcext:value-type="float">
            <text:p>19.00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01232" calcext:value-type="float">
            <text:p>19.00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8184" calcext:value-type="float">
            <text:p>18.99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5136" calcext:value-type="float">
            <text:p>18.99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92088" calcext:value-type="float">
            <text:p>18.99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5992" calcext:value-type="float">
            <text:p>18.98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9896" calcext:value-type="float">
            <text:p>18.97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6848" calcext:value-type="float">
            <text:p>18.97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38" calcext:value-type="float">
            <text:p>18.97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752" calcext:value-type="float">
            <text:p>18.97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7704" calcext:value-type="float">
            <text:p>18.96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856" calcext:value-type="float">
            <text:p>18.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5512" calcext:value-type="float">
            <text:p>18.95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464" calcext:value-type="float">
            <text:p>18.95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416" calcext:value-type="float">
            <text:p>18.94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272" calcext:value-type="float">
            <text:p>18.94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224" calcext:value-type="float">
            <text:p>18.93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176" calcext:value-type="float">
            <text:p>18.9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1128" calcext:value-type="float">
            <text:p>18.93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28664" calcext:value-type="float">
            <text:p>19.02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762" calcext:value-type="float">
            <text:p>19.05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2954" calcext:value-type="float">
            <text:p>19.06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03197968" calcext:value-type="float">
            <text:p>19.0703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33677968" calcext:value-type="float">
            <text:p>19.0733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336" calcext:value-type="float">
            <text:p>19.07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49857968" calcext:value-type="float">
            <text:p>19.0649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72717968" calcext:value-type="float">
            <text:p>19.0672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6764" calcext:value-type="float">
            <text:p>19.06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7526" calcext:value-type="float">
            <text:p>19.06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00658984" calcext:value-type="float">
            <text:p>19.0700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31138984" calcext:value-type="float">
            <text:p>19.0731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7526" calcext:value-type="float">
            <text:p>19.06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63716" calcext:value-type="float">
            <text:p>19.06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0817968" calcext:value-type="float">
            <text:p>19.0710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38758984" calcext:value-type="float">
            <text:p>19.0738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9718" calcext:value-type="float">
            <text:p>19.07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33677968" calcext:value-type="float">
            <text:p>19.07336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0817968" calcext:value-type="float">
            <text:p>19.07108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5898984" calcext:value-type="float">
            <text:p>19.0715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18437968" calcext:value-type="float">
            <text:p>19.0718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286" calcext:value-type="float">
            <text:p>19.07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7338984" calcext:value-type="float">
            <text:p>19.0807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6378984" calcext:value-type="float">
            <text:p>19.0746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384" calcext:value-type="float">
            <text:p>19.0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6858984" calcext:value-type="float">
            <text:p>19.0776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22578984" calcext:value-type="float">
            <text:p>19.0822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53998984" calcext:value-type="float">
            <text:p>19.0753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46378984" calcext:value-type="float">
            <text:p>19.07463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7338984" calcext:value-type="float">
            <text:p>19.0807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84478984" calcext:value-type="float">
            <text:p>19.0784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84478984" calcext:value-type="float">
            <text:p>19.0784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1242" calcext:value-type="float">
            <text:p>19.08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40357968" calcext:value-type="float">
            <text:p>19.08403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1242" calcext:value-type="float">
            <text:p>19.08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17497968" calcext:value-type="float">
            <text:p>19.08174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14958984" calcext:value-type="float">
            <text:p>19.0814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9718" calcext:value-type="float">
            <text:p>19.079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79397968" calcext:value-type="float">
            <text:p>19.0779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78194" calcext:value-type="float">
            <text:p>19.078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2737968" calcext:value-type="float">
            <text:p>19.0832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1158984" calcext:value-type="float">
            <text:p>19.08911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3217968" calcext:value-type="float">
            <text:p>19.0863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2004" calcext:value-type="float">
            <text:p>19.08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2737968" calcext:value-type="float">
            <text:p>19.0832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53058984" calcext:value-type="float">
            <text:p>19.08530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83538984" calcext:value-type="float">
            <text:p>19.0883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8862" calcext:value-type="float">
            <text:p>19.088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81" calcext:value-type="float">
            <text:p>19.08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83538984" calcext:value-type="float">
            <text:p>19.0883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68298984" calcext:value-type="float">
            <text:p>19.0868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8778984" calcext:value-type="float">
            <text:p>19.0898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3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1148" calcext:value-type="float">
            <text:p>19.091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45438984" calcext:value-type="float">
            <text:p>19.0845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7338" calcext:value-type="float">
            <text:p>19.087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9624" calcext:value-type="float">
            <text:p>19.08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528" calcext:value-type="float">
            <text:p>19.08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1242" calcext:value-type="float">
            <text:p>19.081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08937968" calcext:value-type="float">
            <text:p>19.0908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14018984" calcext:value-type="float">
            <text:p>19.0914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9738984" calcext:value-type="float">
            <text:p>19.0959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05458984" calcext:value-type="float">
            <text:p>19.10054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054" calcext:value-type="float">
            <text:p>19.1010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92757968" calcext:value-type="float">
            <text:p>19.0992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38477968" calcext:value-type="float">
            <text:p>19.1038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2578" calcext:value-type="float">
            <text:p>19.1025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1816" calcext:value-type="float">
            <text:p>19.10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35938984" calcext:value-type="float">
            <text:p>19.1035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61337968" calcext:value-type="float">
            <text:p>19.1061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8674" calcext:value-type="float">
            <text:p>19.1086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2484" calcext:value-type="float">
            <text:p>19.112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22297968" calcext:value-type="float">
            <text:p>19.1122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12138984" calcext:value-type="float">
            <text:p>19.11121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52777968" calcext:value-type="float">
            <text:p>19.1152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34998984" calcext:value-type="float">
            <text:p>19.1134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3098984" calcext:value-type="float">
            <text:p>19.11730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95958984" calcext:value-type="float">
            <text:p>19.1195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90877968" calcext:value-type="float">
            <text:p>19.1190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88338984" calcext:value-type="float">
            <text:p>19.11883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95958984" calcext:value-type="float">
            <text:p>19.1195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41678984" calcext:value-type="float">
            <text:p>19.12416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44217968" calcext:value-type="float">
            <text:p>19.12442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75637968" calcext:value-type="float">
            <text:p>19.1175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64538984" calcext:value-type="float">
            <text:p>19.1264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56918984" calcext:value-type="float">
            <text:p>19.12569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1628" calcext:value-type="float">
            <text:p>19.12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239" calcext:value-type="float">
            <text:p>19.12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82317968" calcext:value-type="float">
            <text:p>19.1282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87398984" calcext:value-type="float">
            <text:p>19.12873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40738984" calcext:value-type="float">
            <text:p>19.1340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12797968" calcext:value-type="float">
            <text:p>19.13127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43277968" calcext:value-type="float">
            <text:p>19.1343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5498984" calcext:value-type="float">
            <text:p>19.13254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6106" calcext:value-type="float">
            <text:p>19.13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6868" calcext:value-type="float">
            <text:p>19.13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34717968" calcext:value-type="float">
            <text:p>19.14347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24558984" calcext:value-type="float">
            <text:p>19.1424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57577968" calcext:value-type="float">
            <text:p>19.1457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27097968" calcext:value-type="float">
            <text:p>19.1427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39798984" calcext:value-type="float">
            <text:p>19.1439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2337968" calcext:value-type="float">
            <text:p>19.14423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8298" calcext:value-type="float">
            <text:p>19.14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3297968" calcext:value-type="float">
            <text:p>19.15032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18537968" calcext:value-type="float">
            <text:p>19.1518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8858984" calcext:value-type="float">
            <text:p>19.1538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4394" calcext:value-type="float">
            <text:p>19.15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3777968" calcext:value-type="float">
            <text:p>19.1533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9477968" calcext:value-type="float">
            <text:p>19.14194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9822" calcext:value-type="float">
            <text:p>19.149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46478984" calcext:value-type="float">
            <text:p>19.15464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8298" calcext:value-type="float">
            <text:p>19.1482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88057968" calcext:value-type="float">
            <text:p>19.1488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88057968" calcext:value-type="float">
            <text:p>19.1488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1346" calcext:value-type="float">
            <text:p>19.15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4394" calcext:value-type="float">
            <text:p>19.1543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41397968" calcext:value-type="float">
            <text:p>19.1541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23618984" calcext:value-type="float">
            <text:p>19.1523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2108" calcext:value-type="float">
            <text:p>19.152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15998984" calcext:value-type="float">
            <text:p>19.15159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10917968" calcext:value-type="float">
            <text:p>19.15109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1346" calcext:value-type="float">
            <text:p>19.151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18537968" calcext:value-type="float">
            <text:p>19.1518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7442" calcext:value-type="float">
            <text:p>19.1574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84578984" calcext:value-type="float">
            <text:p>19.1584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87117968" calcext:value-type="float">
            <text:p>19.15871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1252" calcext:value-type="float">
            <text:p>19.16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4257968" calcext:value-type="float">
            <text:p>19.15642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584" calcext:value-type="float">
            <text:p>19.15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3777968" calcext:value-type="float">
            <text:p>19.15337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18537968" calcext:value-type="float">
            <text:p>19.1518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7898984" calcext:value-type="float">
            <text:p>19.1477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18537968" calcext:value-type="float">
            <text:p>19.15185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287" calcext:value-type="float">
            <text:p>19.15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5918" calcext:value-type="float">
            <text:p>19.15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84578984" calcext:value-type="float">
            <text:p>19.15845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41397968" calcext:value-type="float">
            <text:p>19.15413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23618984" calcext:value-type="float">
            <text:p>19.15236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287" calcext:value-type="float">
            <text:p>19.152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49017968" calcext:value-type="float">
            <text:p>19.15490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71877968" calcext:value-type="float">
            <text:p>19.15718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8858984" calcext:value-type="float">
            <text:p>19.1538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26157968" calcext:value-type="float">
            <text:p>19.15261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8858984" calcext:value-type="float">
            <text:p>19.1538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5156" calcext:value-type="float">
            <text:p>19.15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8858984" calcext:value-type="float">
            <text:p>19.15388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5918" calcext:value-type="float">
            <text:p>19.15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1238984" calcext:value-type="float">
            <text:p>19.1531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7898984" calcext:value-type="float">
            <text:p>19.14778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0758984" calcext:value-type="float">
            <text:p>19.1500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5918" calcext:value-type="float">
            <text:p>19.1559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31238984" calcext:value-type="float">
            <text:p>19.15312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88057968" calcext:value-type="float">
            <text:p>19.14880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906" calcext:value-type="float">
            <text:p>19.14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00758984" calcext:value-type="float">
            <text:p>19.15007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9957968" calcext:value-type="float">
            <text:p>19.14499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57577968" calcext:value-type="float">
            <text:p>19.14575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39798984" calcext:value-type="float">
            <text:p>19.1439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6012" calcext:value-type="float">
            <text:p>19.14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65197968" calcext:value-type="float">
            <text:p>19.14651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47418984" calcext:value-type="float">
            <text:p>19.14474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04237968" calcext:value-type="float">
            <text:p>19.1404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8997968" calcext:value-type="float">
            <text:p>19.1388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6938984" calcext:value-type="float">
            <text:p>19.14169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55978984" calcext:value-type="float">
            <text:p>19.13559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40738984" calcext:value-type="float">
            <text:p>19.13407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6868" calcext:value-type="float">
            <text:p>19.13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6106" calcext:value-type="float">
            <text:p>19.136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7557968" calcext:value-type="float">
            <text:p>19.1297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1534" calcext:value-type="float">
            <text:p>19.13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17878984" calcext:value-type="float">
            <text:p>19.13178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9248" calcext:value-type="float">
            <text:p>19.12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28977968" calcext:value-type="float">
            <text:p>19.12289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95958984" calcext:value-type="float">
            <text:p>19.11959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239" calcext:value-type="float">
            <text:p>19.12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5438" calcext:value-type="float">
            <text:p>19.12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49298984" calcext:value-type="float">
            <text:p>19.12492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46890432" calcext:value-type="float">
            <text:p>19.05468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27178984" calcext:value-type="float">
            <text:p>18.9527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06857968" calcext:value-type="float">
            <text:p>18.9506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96698984" calcext:value-type="float">
            <text:p>18.94966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89078984" calcext:value-type="float">
            <text:p>18.9489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6368" calcext:value-type="float">
            <text:p>18.94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45897968" calcext:value-type="float">
            <text:p>18.94458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332" calcext:value-type="float">
            <text:p>18.94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05258984" calcext:value-type="float">
            <text:p>18.94052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74778984" calcext:value-type="float">
            <text:p>18.93747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69697968" calcext:value-type="float">
            <text:p>18.93696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46837968" calcext:value-type="float">
            <text:p>18.9346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21438984" calcext:value-type="float">
            <text:p>18.93214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2652" calcext:value-type="float">
            <text:p>18.93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9604" calcext:value-type="float">
            <text:p>18.929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794" calcext:value-type="float">
            <text:p>18.925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794" calcext:value-type="float">
            <text:p>18.925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794" calcext:value-type="float">
            <text:p>18.9257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94437968" calcext:value-type="float">
            <text:p>18.91944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46178984" calcext:value-type="float">
            <text:p>18.91461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4364" calcext:value-type="float">
            <text:p>18.914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8268" calcext:value-type="float">
            <text:p>18.908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6744" calcext:value-type="float">
            <text:p>18.90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141" calcext:value-type="float">
            <text:p>18.901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0648" calcext:value-type="float">
            <text:p>18.90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9886" calcext:value-type="float">
            <text:p>18.8998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65837968" calcext:value-type="float">
            <text:p>18.89658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27737968" calcext:value-type="float">
            <text:p>18.89277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9637968" calcext:value-type="float">
            <text:p>18.88896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9218" calcext:value-type="float">
            <text:p>18.8892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0074" calcext:value-type="float">
            <text:p>18.880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9312" calcext:value-type="float">
            <text:p>18.87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7788" calcext:value-type="float">
            <text:p>18.877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44857968" calcext:value-type="float">
            <text:p>18.87448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6757968" calcext:value-type="float">
            <text:p>18.8706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29617968" calcext:value-type="float">
            <text:p>18.8729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29617968" calcext:value-type="float">
            <text:p>18.87296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0097968" calcext:value-type="float">
            <text:p>18.87600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42318984" calcext:value-type="float">
            <text:p>18.87423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27078984" calcext:value-type="float">
            <text:p>18.872707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7237968" calcext:value-type="float">
            <text:p>18.8737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978" calcext:value-type="float">
            <text:p>18.873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6757968" calcext:value-type="float">
            <text:p>18.8706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6757968" calcext:value-type="float">
            <text:p>18.8706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21997968" calcext:value-type="float">
            <text:p>18.87219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6757968" calcext:value-type="float">
            <text:p>18.87067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91517968" calcext:value-type="float">
            <text:p>18.86915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5502" calcext:value-type="float">
            <text:p>18.8755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7026" calcext:value-type="float">
            <text:p>18.8770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2454" calcext:value-type="float">
            <text:p>18.8724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3978" calcext:value-type="float">
            <text:p>18.8739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57558984" calcext:value-type="float">
            <text:p>18.87575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72798984" calcext:value-type="float">
            <text:p>18.877279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474" calcext:value-type="float">
            <text:p>18.87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11838984" calcext:value-type="float">
            <text:p>18.87118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168" calcext:value-type="float">
            <text:p>18.87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14377968" calcext:value-type="float">
            <text:p>18.87143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04218984" calcext:value-type="float">
            <text:p>18.87042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882" calcext:value-type="float">
            <text:p>18.867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53417968" calcext:value-type="float">
            <text:p>18.86534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6277968" calcext:value-type="float">
            <text:p>18.867627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9406" calcext:value-type="float">
            <text:p>18.869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5317968" calcext:value-type="float">
            <text:p>18.861531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2548" calcext:value-type="float">
            <text:p>18.86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22937968" calcext:value-type="float">
            <text:p>18.8622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331" calcext:value-type="float">
            <text:p>18.86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22937968" calcext:value-type="float">
            <text:p>18.86229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28018984" calcext:value-type="float">
            <text:p>18.86280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5596" calcext:value-type="float">
            <text:p>18.86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72" calcext:value-type="float">
            <text:p>18.86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66118984" calcext:value-type="float">
            <text:p>18.866611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68657968" calcext:value-type="float">
            <text:p>18.8668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712" calcext:value-type="float">
            <text:p>18.8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8644" calcext:value-type="float">
            <text:p>18.86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9406" calcext:value-type="float">
            <text:p>18.869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8644" calcext:value-type="float">
            <text:p>18.86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30557968" calcext:value-type="float">
            <text:p>18.86305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97538984" calcext:value-type="float">
            <text:p>18.859753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331" calcext:value-type="float">
            <text:p>18.863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5596" calcext:value-type="float">
            <text:p>18.865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68657968" calcext:value-type="float">
            <text:p>18.866865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2548" calcext:value-type="float">
            <text:p>18.862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2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1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1064" calcext:value-type="float">
            <text:p>19.18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9184" calcext:value-type="float">
            <text:p>19.37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36" calcext:value-type="float">
            <text:p>19.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9792" calcext:value-type="float">
            <text:p>18.90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456" calcext:value-type="float">
            <text:p>18.88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5094" calcext:value-type="float">
            <text:p>18.95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476" calcext:value-type="float">
            <text:p>19.03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13424" calcext:value-type="float">
            <text:p>19.01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3592" calcext:value-type="float">
            <text:p>18.83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48" calcext:value-type="float">
            <text:p>19.0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7496" calcext:value-type="float">
            <text:p>18.82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1504" calcext:value-type="float">
            <text:p>18.89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1472" calcext:value-type="float">
            <text:p>18.7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80252" calcext:value-type="float">
            <text:p>18.780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8424" calcext:value-type="float">
            <text:p>18.6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1588" calcext:value-type="float">
            <text:p>18.801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1378" calcext:value-type="float">
            <text:p>18.813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895645" calcext:value-type="float">
            <text:p>18.82895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01179333333" calcext:value-type="float">
            <text:p>18.8601179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810295" calcext:value-type="float">
            <text:p>18.85810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95" calcext:value-type="float">
            <text:p>18.85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589285" calcext:value-type="float">
            <text:p>18.85892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400845" calcext:value-type="float">
            <text:p>18.864008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610395" calcext:value-type="float">
            <text:p>18.866103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8644" calcext:value-type="float">
            <text:p>18.868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258095" calcext:value-type="float">
            <text:p>18.872580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80149952381" calcext:value-type="float">
            <text:p>18.86801499523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737124" calcext:value-type="float">
            <text:p>18.897737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45673894737" calcext:value-type="float">
            <text:p>18.92456738947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25244821429" calcext:value-type="float">
            <text:p>18.892524482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2132275" calcext:value-type="float">
            <text:p>18.9021322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26091444444" calcext:value-type="float">
            <text:p>18.8726091444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73497321429" calcext:value-type="float">
            <text:p>18.927349732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95520074074" calcext:value-type="float">
            <text:p>18.8995520074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372250964286" calcext:value-type="float">
            <text:p>18.837225096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81384375" calcext:value-type="float">
            <text:p>18.888138437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969425" calcext:value-type="float">
            <text:p>18.889694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037685" calcext:value-type="float">
            <text:p>18.890376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009764592593" calcext:value-type="float">
            <text:p>18.80097645925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69315064516" calcext:value-type="float">
            <text:p>18.8669315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48754533333" calcext:value-type="float">
            <text:p>18.87487545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087022225807" calcext:value-type="float">
            <text:p>18.9087022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361148433333" calcext:value-type="float">
            <text:p>18.93611484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470644290323" calcext:value-type="float">
            <text:p>18.9470644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72668019355" calcext:value-type="float">
            <text:p>18.98726680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810523" calcext:value-type="float">
            <text:p>18.978105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705921870968" calcext:value-type="float">
            <text:p>18.9705921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371367293333" calcext:value-type="float">
            <text:p>19.037136729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07011967742" calcext:value-type="float">
            <text:p>19.0807011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832285892857" calcext:value-type="float">
            <text:p>19.083228589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56875967742" calcext:value-type="float">
            <text:p>19.1156875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51541354839" calcext:value-type="float">
            <text:p>19.2551541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1611766667" calcext:value-type="float">
            <text:p>19.29016117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5845322581" calcext:value-type="float">
            <text:p>19.3395845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232346" calcext:value-type="float">
            <text:p>19.352323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36458774193" calcext:value-type="float">
            <text:p>19.3336458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40568548387" calcext:value-type="float">
            <text:p>19.2840568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57891433333" calcext:value-type="float">
            <text:p>19.22578914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09182967742" calcext:value-type="float">
            <text:p>19.2609182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74806333333" calcext:value-type="float">
            <text:p>19.2974806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01571677419" calcext:value-type="float">
            <text:p>19.3001571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90845178571" calcext:value-type="float">
            <text:p>19.309084517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71628935484" calcext:value-type="float">
            <text:p>19.3171628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04940548387" calcext:value-type="float">
            <text:p>19.3404940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58727333333" calcext:value-type="float">
            <text:p>19.3358727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05143032258" calcext:value-type="float">
            <text:p>19.3305143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9191663333" calcext:value-type="float">
            <text:p>19.339919166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75318354839" calcext:value-type="float">
            <text:p>19.3275318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091916" calcext:value-type="float">
            <text:p>19.3209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767028" calcext:value-type="float">
            <text:p>19.30767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81500064516" calcext:value-type="float">
            <text:p>19.3081500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19332233333" calcext:value-type="float">
            <text:p>19.31193322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4541216129" calcext:value-type="float">
            <text:p>19.3245412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52244178571" calcext:value-type="float">
            <text:p>19.325224417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37300645161" calcext:value-type="float">
            <text:p>19.32373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48120290323" calcext:value-type="float">
            <text:p>19.3448120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31099966667" calcext:value-type="float">
            <text:p>19.36310999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54645193548" calcext:value-type="float">
            <text:p>19.3954645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641278" calcext:value-type="float">
            <text:p>19.40641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3981983871" calcext:value-type="float">
            <text:p>19.4139819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42814870968" calcext:value-type="float">
            <text:p>19.4342814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82546" calcext:value-type="float">
            <text:p>19.431825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72659645161" calcext:value-type="float">
            <text:p>19.3472659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5421303333" calcext:value-type="float">
            <text:p>19.318542130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88264387097" calcext:value-type="float">
            <text:p>19.3288264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96344034483" calcext:value-type="float">
            <text:p>19.3396344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94429832258" calcext:value-type="float">
            <text:p>19.34944298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24638606667" calcext:value-type="float">
            <text:p>19.342463860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53503066667" calcext:value-type="float">
            <text:p>19.35535030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6827341936" calcext:value-type="float">
            <text:p>19.37368273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269166" calcext:value-type="float">
            <text:p>19.402691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68082645161" calcext:value-type="float">
            <text:p>19.3968082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13750709677" calcext:value-type="float">
            <text:p>19.3513750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69539428571" calcext:value-type="float">
            <text:p>19.316953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04346322581" calcext:value-type="float">
            <text:p>19.2504346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3709586667" calcext:value-type="float">
            <text:p>19.245370958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68764954839" calcext:value-type="float">
            <text:p>19.24687649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00884642857" calcext:value-type="float">
            <text:p>19.25008846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11189935484" calcext:value-type="float">
            <text:p>19.2611189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2027038" calcext:value-type="float">
            <text:p>19.222027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375597" calcext:value-type="float">
            <text:p>19.223755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00673066667" calcext:value-type="float">
            <text:p>19.25006730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14529344828" calcext:value-type="float">
            <text:p>19.2714529344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41922666667" calcext:value-type="float">
            <text:p>19.2341922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92618916667" calcext:value-type="float">
            <text:p>19.199261891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17750610714" calcext:value-type="float">
            <text:p>19.1517750610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71990433333" calcext:value-type="float">
            <text:p>19.12719904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68457310345" calcext:value-type="float">
            <text:p>19.1168457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4681933333" calcext:value-type="float">
            <text:p>19.14746819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6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38201666667" calcext:value-type="float">
            <text:p>19.1638201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04366903226" calcext:value-type="float">
            <text:p>19.1604366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88804433333" calcext:value-type="float">
            <text:p>19.16888044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35820896552" calcext:value-type="float">
            <text:p>19.183582089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56508571429" calcext:value-type="float">
            <text:p>19.195650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3544827586" calcext:value-type="float">
            <text:p>19.232354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33529655172" calcext:value-type="float">
            <text:p>19.233352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50484740741" calcext:value-type="float">
            <text:p>19.24504847407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03762857143" calcext:value-type="float">
            <text:p>19.230376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39765517241" calcext:value-type="float">
            <text:p>19.203976551724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3594964286" calcext:value-type="float">
            <text:p>19.132359496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39028965517" calcext:value-type="float">
            <text:p>19.11390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08892307692" calcext:value-type="float">
            <text:p>19.130889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5466666667" calcext:value-type="float">
            <text:p>19.1905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32857142857" calcext:value-type="float">
            <text:p>19.2132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41565714286" calcext:value-type="float">
            <text:p>19.21415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28502857143" calcext:value-type="float">
            <text:p>19.2128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98022857143" calcext:value-type="float">
            <text:p>19.20980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37211428571" calcext:value-type="float">
            <text:p>19.213721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27632" calcext:value-type="float">
            <text:p>19.21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75232" calcext:value-type="float">
            <text:p>19.197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886432" calcext:value-type="float">
            <text:p>19.1988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194" calcext:value-type="float">
            <text:p>19.205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8496" calcext:value-type="float">
            <text:p>19.20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20132173913" calcext:value-type="float">
            <text:p>19.22201321739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07344615385" calcext:value-type="float">
            <text:p>19.240734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47617777778" calcext:value-type="float">
            <text:p>19.274761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6791111111" calcext:value-type="float">
            <text:p>19.290679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93274285714" calcext:value-type="float">
            <text:p>19.32932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0515" calcext:value-type="float">
            <text:p>19.3605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47333333333" calcext:value-type="float">
            <text:p>19.24473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08909090909" calcext:value-type="float">
            <text:p>19.250890909090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1295" calcext:value-type="float">
            <text:p>19.25129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4351428571" calcext:value-type="float">
            <text:p>19.2114351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09511111111" calcext:value-type="float">
            <text:p>19.180951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72772307692" calcext:value-type="float">
            <text:p>19.187277230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812768" calcext:value-type="float">
            <text:p>19.2181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39685714286" calcext:value-type="float">
            <text:p>19.23396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10512" calcext:value-type="float">
            <text:p>19.23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9804" calcext:value-type="float">
            <text:p>19.259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01392" calcext:value-type="float">
            <text:p>19.30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56419310345" calcext:value-type="float">
            <text:p>19.28564193103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6526451613" calcext:value-type="float">
            <text:p>19.269652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2033548387" calcext:value-type="float">
            <text:p>19.202203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64184" calcext:value-type="float">
            <text:p>19.14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60611612903" calcext:value-type="float">
            <text:p>19.146061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86968" calcext:value-type="float">
            <text:p>19.13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2296" calcext:value-type="float">
            <text:p>19.13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16390769231" calcext:value-type="float">
            <text:p>19.151639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69696" calcext:value-type="float">
            <text:p>19.136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3697142857" calcext:value-type="float">
            <text:p>19.123369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330862222222" calcext:value-type="float">
            <text:p>19.133086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30728571429" calcext:value-type="float">
            <text:p>19.143072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10355555556" calcext:value-type="float">
            <text:p>19.151035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68871111111" calcext:value-type="float">
            <text:p>19.17688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88136" calcext:value-type="float">
            <text:p>19.15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68" calcext:value-type="float">
            <text:p>19.15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63413333333" calcext:value-type="float">
            <text:p>19.15634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30577777778" calcext:value-type="float">
            <text:p>19.1030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00853333333" calcext:value-type="float">
            <text:p>19.140085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5448544" calcext:value-type="float">
            <text:p>19.1544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60884137931" calcext:value-type="float">
            <text:p>19.1608841379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66602857143" calcext:value-type="float">
            <text:p>19.21666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6026666667" calcext:value-type="float">
            <text:p>19.257602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50522857143" calcext:value-type="float">
            <text:p>19.305052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05848888889" calcext:value-type="float">
            <text:p>19.270584888888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39431111111" calcext:value-type="float">
            <text:p>19.243943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40373333333" calcext:value-type="float">
            <text:p>19.264037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37824615385" calcext:value-type="float">
            <text:p>19.243782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26071111111" calcext:value-type="float">
            <text:p>19.2226071111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9992" calcext:value-type="float">
            <text:p>19.2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13466666667" calcext:value-type="float">
            <text:p>19.24134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27013333333" calcext:value-type="float">
            <text:p>19.242701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200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954" calcext:value-type="float">
            <text:p>19.17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6639483871" calcext:value-type="float">
            <text:p>19.17663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74216" calcext:value-type="float">
            <text:p>19.197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288487741936" calcext:value-type="float">
            <text:p>19.2288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12264" calcext:value-type="float">
            <text:p>19.261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69690322581" calcext:value-type="float">
            <text:p>19.256969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07458064516" calcext:value-type="float">
            <text:p>19.24074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908" calcext:value-type="float">
            <text:p>19.202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8912516129" calcext:value-type="float">
            <text:p>19.14891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588" calcext:value-type="float">
            <text:p>19.1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064371612903" calcext:value-type="float">
            <text:p>19.106437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23152" calcext:value-type="float">
            <text:p>19.12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52745806452" calcext:value-type="float">
            <text:p>19.145274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1584516129" calcext:value-type="float">
            <text:p>19.19158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17472" calcext:value-type="float">
            <text:p>19.21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15709565217" calcext:value-type="float">
            <text:p>19.26157095652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23592" calcext:value-type="float">
            <text:p>19.282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61130322581" calcext:value-type="float">
            <text:p>19.266113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7076129032" calcext:value-type="float">
            <text:p>19.25470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58544" calcext:value-type="float">
            <text:p>19.205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67378064516" calcext:value-type="float">
            <text:p>19.17673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02266666667" calcext:value-type="float">
            <text:p>19.17022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144" calcext:value-type="float">
            <text:p>19.1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30923076923" calcext:value-type="float">
            <text:p>19.173092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908386206896" calcext:value-type="float">
            <text:p>19.19083862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68534193548" calcext:value-type="float">
            <text:p>19.21685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62328" calcext:value-type="float">
            <text:p>19.236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1983483871" calcext:value-type="float">
            <text:p>19.26198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7384" calcext:value-type="float">
            <text:p>19.293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08903225806" calcext:value-type="float">
            <text:p>19.2908903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10002580645" calcext:value-type="float">
            <text:p>19.261000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35632" calcext:value-type="float">
            <text:p>19.263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320934193548" calcext:value-type="float">
            <text:p>19.232093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843152" calcext:value-type="float">
            <text:p>19.184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170500645161" calcext:value-type="float">
            <text:p>19.2170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438745714286" calcext:value-type="float">
            <text:p>19.243874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4216" calcext:value-type="float">
            <text:p>19.2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022957419355" calcext:value-type="float">
            <text:p>19.30229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28544" calcext:value-type="float">
            <text:p>19.33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735796129032" calcext:value-type="float">
            <text:p>19.37357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053968" calcext:value-type="float">
            <text:p>19.405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18270967742" calcext:value-type="float">
            <text:p>19.4118270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946206451613" calcext:value-type="float">
            <text:p>19.3946206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443352" calcext:value-type="float">
            <text:p>19.344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690627096774" calcext:value-type="float">
            <text:p>19.26906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576704" calcext:value-type="float">
            <text:p>19.257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17174193548" calcext:value-type="float">
            <text:p>19.2717174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31194482759" calcext:value-type="float">
            <text:p>19.283119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32500645161" calcext:value-type="float">
            <text:p>19.29325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06531612903" calcext:value-type="float">
            <text:p>19.3106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88336" calcext:value-type="float">
            <text:p>19.318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382818064516" calcext:value-type="float">
            <text:p>19.33828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92497777778" calcext:value-type="float">
            <text:p>19.36924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81313548387" calcext:value-type="float">
            <text:p>19.3881313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03638709677" calcext:value-type="float">
            <text:p>19.38036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616072" calcext:value-type="float">
            <text:p>19.361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825329032258" calcext:value-type="float">
            <text:p>19.282532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178176" calcext:value-type="float">
            <text:p>19.31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252049032258" calcext:value-type="float">
            <text:p>19.32520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534937142857" calcext:value-type="float">
            <text:p>19.353493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3860665806452" calcext:value-type="float">
            <text:p>19.3860665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62615652174" calcext:value-type="float">
            <text:p>19.4862615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56610909091" calcext:value-type="float">
            <text:p>19.455661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66876521739" calcext:value-type="float">
            <text:p>19.41668765217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837858181818" calcext:value-type="float">
            <text:p>19.48378581818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19302857143" calcext:value-type="float">
            <text:p>19.47193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0718" calcext:value-type="float">
            <text:p>19.46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3004" calcext:value-type="float">
            <text:p>19.46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9194" calcext:value-type="float">
            <text:p>19.45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767" calcext:value-type="float">
            <text:p>19.45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9194" calcext:value-type="float">
            <text:p>19.459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60718" calcext:value-type="float">
            <text:p>19.460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54622" calcext:value-type="float">
            <text:p>19.454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1653</text:p>
          </table:table-cell>
          <table:table-cell office:value-type="string" calcext:value-type="string">
            <text:p>199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76264" calcext:value-type="float">
            <text:p>18.87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374" meta:object-count="0"/>
    <meta:user-defined meta:name="AppVersion">3.0</meta:user-defined>
  </office:meta>
</office:document-meta>
</file>